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4.631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title">
      <style:graphic-properties fo:min-height="4.4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style:paragraph-properties style:writing-mode="lr-tb"/>
      <style:text-properties fo:font-size="10pt" style:font-size-asian="28pt" style:font-size-complex="28pt"/>
    </style:style>
    <style:style style:name="P11" style:family="paragraph">
      <style:paragraph-properties fo:margin-top="0.3cm" fo:margin-bottom="0cm"/>
    </style:style>
    <style:style style:name="P12" style:family="paragraph">
      <style:paragraph-properties style:writing-mode="lr-tb"/>
      <style:text-properties fo:font-size="10pt" style:font-size-asian="24pt" style:font-size-complex="24pt"/>
    </style:style>
    <style:style style:name="P13" style:family="paragraph">
      <style:paragraph-properties style:writing-mode="lr-tb"/>
      <style:text-properties fo:font-size="28pt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0pt" fo:language="en" fo:country="US" style:font-size-asian="32pt" style:font-size-complex="32pt"/>
    </style:style>
    <style:style style:name="T11" style:family="text">
      <style:text-properties fo:font-size="10pt" style:font-size-asian="24pt" style:font-size-complex="24pt"/>
    </style:style>
    <style:style style:name="T1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: Function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  <text:p text:style-name="P1">Java New Features ( Java 12, Java 11, Java 10, Java 9, Java 8, Java 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1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reats computation as the evaluation of mathematical functions and avoids changing state and mutable data</text:span></text:p>
                <text:list>
                  <text:list-item>
                    <text:p><text:span text:style-name="T1">No changes to state, No synchronization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List&lt;Integer&gt; numbers = Arrays.asList(1,3,4,6,2,7);</text:span></text:p>
                  </text:list-item>
                  <text:list-item>
                    <text:p><text:span text:style-name="T1">Int sum = numbers.stream().filter( number → ( number % 2 != 0 )).reduce(0, Integer::sum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ambda Expression</text:span></text:p>
                <text:list>
                  <text:list-item>
                    <text:p><text:span text:style-name="T2">An anonymous function – </text:span><text:span text:style-name="T1">left hand side input, right hand side output</text:span></text:p>
                  </text:list-item>
                  <text:list-item>
                    <text:p><text:span text:style-name="T1">Shorthand for writing a method in the same place you will use it.</text:span><text:span text:style-name="T1"><text:tab/></text:span></text:p>
                  </text:list-item>
                  <text:list-item>
                    <text:p><text:span text:style-name="T1">Especially used in places where a methods is <text:s/>only being used once.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( a, b) → a + b;</text:span></text:p>
                  </text:list-item>
                  <text:list-item>
                    <text:p><text:span text:style-name="T1">() → System.out.println(“Hello”);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AddInterface {</text:span></text:p>
                    <text:list>
                      <text:list-item>
                        <text:p><text:span text:style-name="T1">public int addTowNumbers(int a, int b); <text:s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}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3">Int x = <text:s text:c="2"/>AddInterface addInterface = ( a, b) → a + b; <text:s text:c="7"/></text:span><text:span text:style-name="T1">// Instead of needing an Anonymous Class or class just rewrite the expression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public class Utils { <text:s/>public static String transform(String s, StringFunction f) {return (f.apply(s)) } }</text:span></text:p>
                  </text:list-item>
                  <text:list-item>
                    <text:p><text:span text:style-name="T1">String result2 = transform( someString, String::toUpperCase)</text:span></text:p>
                  </text:list-item>
                </text:list>
              </text:list-item>
              <text:list-item>
                <text:p text:style-name="P3"><text:span text:style-name="T1">Lambda Expression Rules</text:span></text:p>
                <text:list>
                  <text:list-item>
                    <text:p><text:span text:style-name="T1">Type can be determined only from context → </text:span></text:p>
                  </text:list-item>
                  <text:list-item>
                    <text:p><text:span text:style-name="T1">Can only be used with FunctionalInterface</text:span></text:p>
                  </text:list-item>
                  <text:list-item>
                    <text:p><text:span text:style-name="T1">Single Line Curly Braces are optional and so is the return </text:span></text:p>
                  </text:list-item>
                  <text:list-item>
                    <text:p><text:span text:style-name="T1">Must have curly braces if we have return keyword in lambda expression</text:span></text:p>
                  </text:list-item>
                  <text:list-item>
                    <text:p><text:span text:style-name="T1">must end with a semi col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Example</text:span></text:p>
                <text:list>
                  <text:list-item>
                    <text:p><text:span text:style-name="T4">Create method that contains an ArrayList of people objects</text:span></text:p>
                  </text:list-item>
                  <text:list-item>
                    <text:p><text:span text:style-name="T4">In the person class have a method public static int compare(Person p1, Person p2)</text:span></text:p>
                  </text:list-item>
                  <text:list-item>
                    <text:p><text:span text:style-name="T4">In the main class write a Collections.sort(people, Person :: <text:s/>compare) </text:span><text:span text:style-name="T4"><text:tab/></text:span><text:span text:style-name="T4">// :: separates the class name from the name of the method you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calling</text:span></text:p>
                  </text:list-item>
                  <text:list-item>
                    <text:p><text:span text:style-name="T4">Results.foreach(p → System.out.printlnf(p));</text:span></text:p>
                    <text:p><text:span text:style-name="T4"/></text:p>
                  </text:list-item>
                </text:list>
              </text:list-item>
              <text:list-item>
                <text:p text:style-name="P5"><text:span text:style-name="T4">Example</text:span></text:p>
                <text:list>
                  <text:list-item>
                    <text:p><text:span text:style-name="T4">Start with ArrayList of 5 Person Objects</text:span></text:p>
                  </text:list-item>
                  <text:list-item>
                    <text:p><text:span text:style-name="T4">Predicate member of java.util.function</text:span></text:p>
                  </text:list-item>
                  <text:list-item>
                    <text:p><text:span text:style-name="T4">Predicate&lt;Person&gt; personFilter = (p) → p.age() &gt; 65</text:span></text:p>
                  </text:list-item>
                  <text:list-item>
                    <text:p><text:span text:style-name="T4">Predicate&lt;Person&gt; personFilter2 = (p) → p.age() &gt; 65</text:span></text:p>
                  </text:list-item>
                  <text:list-item>
                    <text:p><text:span text:style-name="T4">Persons.foreach( p → { <text:s/>if ( personFilter2.test(p) ) System.out.println(p); };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ollections.sort(ArrayOfString, (str1, str2) → str1.compareToIgnoreCase(st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Method References &amp; Lambda scoping </text:p>
          </draw:text-box>
        </draw:frame>
        <draw:frame presentation:style-name="pr6" draw:text-style-name="P1" draw:layer="layout" svg:width="25.27cm" svg:height="15.407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Method References </text:span></text:p>
                <text:list>
                  <text:list-item>
                    <text:p><text:span text:style-name="T1">Method References can be used to refer either a static or non static method</text:span></text:p>
                  </text:list-item>
                  <text:list-item>
                    <text:p><text:span text:style-name="T1">Method is very short</text:span></text:p>
                  </text:list-item>
                </text:list>
              </text:list-item>
              <text:list-item>
                <text:p><text:span text:style-name="T1">A method reference is a function that replace a lambda </text:span></text:p>
              </text:list-item>
              <text:list-item>
                <text:p><text:span text:style-name="T1">Method Reference can only be used with the FunctionalReference ( One abstract Method )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MethodReference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ust be a Functional Interface</text:span></text:p>
                    <text:list>
                      <text:list-item>
                        <text:p><text:span text:style-name="T1">void helloMethodReference() {</text:span></text:p>
                        <text:list>
                          <text:list-item>
                            <text:p><text:span text:style-name="T1">System.out.println(“From hellMethodReference!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class StaticMehtodReferenceDemo {</text:span></text:p>
                    <text:list>
                      <text:list-item>
                        <text:p><text:span text:style-name="T1">static void helloMethodReference() { System.out.println(“From Hello Method Reference”); }</text:span></text:p>
                      </text:list-item>
                      <text:list-item>
                        <text:p><text:span text:style-name="T1">public static void main(String args[]) {</text:span></text:p>
                        <text:list>
                          <text:list-item>
                            <text:p><text:span text:style-name="T1">MethodReference methodReference = StaticMethodReferenceDemo::helloMethodReference;</text:span></text:p>
                          </text:list-item>
                          <text:list-item>
                            <text:p><text:span text:style-name="T1">methodReference.helloMethodReference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ethod References &amp; Lambda scoping </text:p>
          </draw:text-box>
        </draw:frame>
        <draw:frame presentation:style-name="pr4" draw:text-style-name="P1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3"><text:span text:style-name="T1">Scoping</text:span></text:p>
                <text:list>
                  <text:list-item>
                    <text:p><text:span text:style-name="T1">The this variable refer to the outer class not the inner class that the lambda is turned into</text:span></text:p>
                  </text:list-item>
                  <text:list-item>
                    <text:p><text:span text:style-name="T1">Lambdas do not introduce a new level of scoping</text:span></text:p>
                  </text:list-item>
                  <text:list-item>
                    <text:p><text:span text:style-name="T1">Lambdas cannot introduce new variables with same name as variables in method that creates the lambda</text:span></text:p>
                    <text:list>
                      <text:list-item>
                        <text:p><text:span text:style-name="T1">Error : double x = 1.2;</text:span></text:p>
                      </text:list-item>
                      <text:list-item>
                        <text:p><text:span text:style-name="T1">Error : someMethod ( x → doSomethingWith(x));</text:span></text:p>
                      </text:list-item>
                      <text:list-item>
                        <text:p><text:span text:style-name="T1">Ok: someMethod ( y → x = 3.4 );</text:span></text:p>
                      </text:list-item>
                    </text:list>
                  </text:list-item>
                  <text:list-item>
                    <text:p><text:span text:style-name="T1">Lambdas can refer to, but not modify local variables in method that create the lambda</text:span></text:p>
                    <text:list>
                      <text:list-item>
                        <text:p><text:span text:style-name="T1">double <text:s/>x = 1.2;</text:span></text:p>
                      </text:list-item>
                      <text:list-item>
                        <text:p><text:span text:style-name="T1">someMethod ( y → <text:s/>x + y );</text:span></text:p>
                      </text:list-item>
                    </text:list>
                  </text:list-item>
                  <text:list-item>
                    <text:p><text:span text:style-name="T1">Lambdas can refer to and modify instance variables from the surrounding class</text:span></text:p>
                    <text:list>
                      <text:list-item>
                        <text:p><text:span text:style-name="T1">private double x <text:s/>= 1.2;</text:span></text:p>
                      </text:list-item>
                      <text:list-item>
                        <text:p><text:span text:style-name="T1">public void foo() { someMethod ( y → <text:s/>x = 3.4; }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Enhancement – AddInterface addInterface1 ( var a, var b) → var(a+b)</text:span></text:p>
                    <text:list>
                      <text:list-item>
                        <text:p><text:span text:style-name="T1">Reason 1 : Allow the use of final in the parameter list</text:span></text:p>
                      </text:list-item>
                      <text:list-item>
                        <text:p><text:span text:style-name="T1">Reason 2: Add validation to the parameters</text:span></text:p>
                      </text:list-item>
                    </text:list>
                  </text:list-item>
                  <text:list-item>
                    <text:p><text:span text:style-name="T1">@Min(value = 10)</text:span><text:span text:style-name="T1"><text:tab/></text:span><text:span text:style-name="T1"> is from javax.validation.constraint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Method References &amp; Lamda scoping 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structor References</text:span></text:p>
                <text:list>
                  <text:list-item>
                    <text:p><text:span text:style-name="T1">A specialized method reference which refer to the constructor reference </text:span></text:p>
                  </text:list-item>
                  <text:list-item>
                    <text:p><text:span text:style-name="T1">Example &lt;ClassName::New&gt;</text:span></text:p>
                  </text:list-item>
                  <text:list-item>
                    <text:p><text:span text:style-name="T1">Example – Need to double check this example</text:span></text:p>
                    <text:list>
                      <text:list-item>
                        <text:p><text:span text:style-name="T1">An Employee class with a constructor of Employee(String name, Integer Age)(</text:span></text:p>
                      </text:list-item>
                      <text:list-item>
                        <text:p><text:span text:style-name="T1">Interface EmployeeFactory → <text:s/>public abstract Employee getEmployee( String name, Integer age);</text:span></text:p>
                      </text:list-item>
                      <text:list-item>
                        <text:p><text:span text:style-name="T1">EmployeeFactory empFactory == Employee::new </text:span></text:p>
                      </text:list-item>
                      <text:list-item>
                        <text:p><text:span text:style-name="T1">emp = empFactory.getEmployee(“test”, 2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4"><text:span text:style-name="T5">When ever we create a Lambda Expression. <text:s/>We are defining a function which implements a pre-defined/custom defined Functional Interface</text:span></text:p>
              </text:list-item>
              <text:list-item>
                <text:p text:style-name="P4"><text:span text:style-name="T5">Different type of functional interface</text:span></text:p>
                <text:list>
                  <text:list-item>
                    <text:p><text:span text:style-name="T5">Predicate</text:span><text:span text:style-name="T5"><text:tab/></text:span><text:span text:style-name="T5"><text:tab/></text:span><text:span text:style-name="T5"><text:tab/></text:span><text:span text:style-name="T5">object → boolean</text:span><text:span text:style-name="T5"><text:tab/></text:span><text:span text:style-name="T5"><text:tab/></text:span><text:span text:style-name="T5"><text:tab/></text:span><text:span text:style-name="T5"><text:tab/></text:span><text:span text:style-name="T5">Has a test()</text:span></text:p>
                  </text:list-item>
                  <text:list-item>
                    <text:p><text:span text:style-name="T5">Consumer</text:span><text:span text:style-name="T5"><text:tab/></text:span><text:span text:style-name="T5"><text:tab/></text:span><text:span text:style-name="T5"><text:tab/></text:span><text:span text:style-name="T5">object → void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Has a function called accept()</text:span></text:p>
                  </text:list-item>
                  <text:list-item>
                    <text:p><text:span text:style-name="T5">Function</text:span><text:span text:style-name="T5"><text:tab/></text:span><text:span text:style-name="T5"><text:tab/></text:span><text:span text:style-name="T5"><text:tab/></text:span><text:span text:style-name="T5">object → different object</text:span></text:p>
                  </text:list-item>
                  <text:list-item>
                    <text:p><text:span text:style-name="T5">BiFunction</text:span><text:span text:style-name="T5"><text:tab/></text:span><text:span text:style-name="T5"><text:tab/></text:span><text:span text:style-name="T5"><text:tab/></text:span><text:span text:style-name="T5">Two Objects → Some other object</text:span></text:p>
                  </text:list-item>
                  <text:list-item>
                    <text:p><text:span text:style-name="T5">Supplier </text:span><text:span text:style-name="T5"><text:tab/></text:span><text:span text:style-name="T5">No Input and returns an output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Has a function called test</text:span></text:p>
                  </text:list-item>
                </text:list>
              </text:list-item>
              <text:list-item>
                <text:p><text:span text:style-name="T1">Reduce</text:span><text:span text:style-name="T1"><text:tab/></text:span><text:span text:style-name="T1"><text:tab/></text:span><text:span text:style-name="T1">→ binary operator ( another functional interface)</text:span></text:p>
              </text:list-item>
              <text:list-item>
                <text:p><text:span text:style-name="T1">ForEach</text:span><text:span text:style-name="T1"><text:tab/></text:span><text:span text:style-name="T1">→ accepts an object, but not returns anything back ( consumes it) and provides iterable Collections</text:span></text:p>
                <text:list>
                  <text:list-item>
                    <text:p><text:span text:style-name="T1">Example – Arrays.asList(1,2,3,4,5,6,7,8,9.10).forEach(System::println)</text:span></text:p>
                  </text:list-item>
                </text:list>
              </text:list-item>
              <text:list-item>
                <text:p text:style-name="P4"><text:span text:style-name="T6">An interface which has only one abstract is a functional Interface</text:span></text:p>
                <text:list>
                  <text:list-item>
                    <text:p><text:span text:style-name="T6">interface MyInterface {</text:span></text:p>
                    <text:list>
                      <text:list-item>
                        <text:p><text:span text:style-name="T6">public void method1(); }</text:span></text:p>
                      </text:list-item>
                    </text:list>
                  </text:list-item>
                  <text:list-item>
                    <text:p><text:span text:style-name="T6">A method without the body</text:span></text:p>
                  </text:list-item>
                  <text:list-item>
                    <text:p><text:span text:style-name="T6">May have any number of </text:span></text:p>
                    <text:list>
                      <text:list-item>
                        <text:p><text:span text:style-name="T6">default and static methods </text:span></text:p>
                      </text:list-item>
                      <text:list-item>
                        <text:p><text:span text:style-name="T6">can have methods of java .lang.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@FunctionalInterface annotation – Check whether the interface is a functional interface or not</text:span></text:p>
                <text:list>
                  <text:list-item>
                    <text:p><text:span text:style-name="T6">If not then compilation error</text:span></text:p>
                  </text:list-item>
                  <text:list-item>
                    <text:p><text:span text:style-name="T6">@FuncitonalInterface is op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5.27cm" svg:height="15.745cm" svg:x="1.4cm" svg:y="4.913cm" presentation:class="outline" presentation:user-transformed="true">
          <draw:text-box>
            <text:list text:style-name="L2">
              <text:list-item>
                <text:p text:style-name="P3"><text:span text:style-name="T6">If we add @FunciotnalInterface annotation to any interface that interface will not become a Functional Interface, it will only check whether the interface is a Functional Interface or not</text:span></text:p>
              </text:list-item>
              <text:list-item>
                <text:p text:style-name="P3"><text:span text:style-name="T6">Examples of Functional Interfaces: Runnable, Callable, </text:span></text:p>
              </text:list-item>
              <text:list-item>
                <text:p><text:span text:style-name="T6">Lambda expressions can be used only with Functional Interface in the code</text:span></text:p>
              </text:list-item>
              <text:list-item>
                <text:p><text:span text:style-name="T6">Example</text:span></text:p>
              </text:list-item>
              <text:list-item>
                <text:p><text:span text:style-name="T6">@FunctionalInterface</text:span></text:p>
              </text:list-item>
              <text:list-item>
                <text:p><text:span text:style-name="T6">public interface MyInterface1() {</text:span></text:p>
                <text:list>
                  <text:list-item>
                    <text:p><text:span text:style-name="T6">void method1();</text:span></text:p>
                  </text:list-item>
                  <text:list-item>
                    <text:p><text:span text:style-name="T6">default void method2();</text:span></text:p>
                  </text:list-item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igher Order Func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Higher order functions in predicate</text:span></text:p>
                <text:list>
                  <text:list-item>
                    <text:p><text:span text:style-name="T1">and → True if both the original and argument Predicate return true</text:span></text:p>
                  </text:list-item>
                  <text:list-item>
                    <text:p><text:span text:style-name="T1">or → True if either the original and argument predicate return true</text:span></text:p>
                  </text:list-item>
                  <text:list-item>
                    <text:p><text:span text:style-name="T1">negate → Returns the opposite of the original predicate</text:span></text:p>
                  </text:list-item>
                  <text:list-item>
                    <text:p><text:span text:style-name="T1">isequal → True if the original and current Predicate are the same</text:span></text:p>
                  </text:list-item>
                </text:list>
              </text:list-item>
              <text:list-item>
                <text:p><text:span text:style-name="T1">Higher order functions in function</text:span></text:p>
                <text:list>
                  <text:list-item>
                    <text:p><text:span text:style-name="T1">f1.compose(f2)</text:span></text:p>
                    <text:list>
                      <text:list-item>
                        <text:p><text:span text:style-name="T1">run f2 then pass the result of f1</text:span></text:p>
                      </text:list-item>
                      <text:list-item>
                        <text:p><text:span text:style-name="T1">Produce a function whose apply method when called first pass the argument to the apply method of f2 then passes the result to the apply method of f1</text:span></text:p>
                      </text:list-item>
                    </text:list>
                  </text:list-item>
                  <text:list-item>
                    <text:p><text:span text:style-name="T1">f1.andThen(f2)</text:span></text:p>
                    <text:list>
                      <text:list-item>
                        <text:p><text:span text:style-name="T1">first run f1 and then run f2 means to first run f1 then pass the result to f2</text:span></text:p>
                      </text:list-item>
                    </text:list>
                  </text:list-item>
                  <text:list-item>
                    <text:p><text:span text:style-name="T1">f2.andThen(f1) is the same as f1.compose(f2)</text:span></text:p>
                    <text:list>
                      <text:list-item>
                        <text:p><text:span text:style-name="T1">Many people usually think of the compose method</text:span></text:p>
                      </text:list-item>
                    </text:list>
                  </text:list-item>
                  <text:list-item>
                    <text:p><text:span text:style-name="T1">Function.identity – The apply method creates a function whose apply method returns the argument unchanged</text:span></text:p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 stream is a source of object where both the intermediate operations can be stateful ( sort, distinct ) and stateless ( map and filter) stateful → comparing with other elements</text:span></text:p>
              </text:list-item>
              <text:list-item>
                <text:p text:style-name="P3"><text:span text:style-name="T1">Stream is a sequence of elements supporting sequential and parallel aggregate operation for processing objects from collections</text:span></text:p>
                <text:list>
                  <text:list-item>
                    <text:p><text:span text:style-name="T1">Can have infinite ( unbounded ) streams where you can designate a generator function</text:span></text:p>
                  </text:list-item>
                  <text:list-item>
                    <text:p><text:span text:style-name="T1">Not a Data Structures since the don’t have storage they carry value from source through the pipeline </text:span></text:p>
                  </text:list-item>
                  <text:list-item>
                    <text:p><text:span text:style-name="T1">Wrapper around the Data Structures</text:span></text:p>
                  </text:list-item>
                  <text:list-item>
                    <text:p><text:span text:style-name="T1">To re-stream a list creating a stream just points at the existing data structure behind the scenes</text:span></text:p>
                  </text:list-item>
                  <text:list-item>
                    <text:p><text:span text:style-name="T1">streams have no storage they carry values from a source through a pipeline of operations and they never modify the underlying data structure</text:span></text:p>
                  </text:list-item>
                </text:list>
              </text:list-item>
              <text:list-item>
                <text:p><text:span text:style-name="T1"><text:s/></text:span><text:span text:style-name="T1">stream is a source of object where both the intermediate operations can be stateful ( sort, distinct ) and stateless ( map and filter) and <text:s/>stateful → comparing with other elements</text:span></text:p>
                <text:list>
                  <text:list-item>
                    <text:p><text:span text:style-name="T1">Functions : map , filter, distinct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        </text:list-item>
                  <text:list-item>
                    <text:p><text:span text:style-name="T1">Terminal : forEach, collect ( group elements into a collection using functions toList, toMap, toSet, averagingDouble, groupingBy, partitionBy ), sorted, sum, min, max</text:span></text:p>
                  </text:list-item>
                  <text:list-item>
                    <text:p><text:span text:style-name="T1">Parts of Stream : Source, Intermediate Operation, Terminal Operation</text:span></text:p>
                    <text:list>
                      <text:list-item>
                        <text:p><text:span text:style-name="T1">Intermediate operations return a stream</text:span></text:p>
                        <text:list>
                          <text:list-item>
                            <text:p><text:span text:style-name="T1">Filter from the above example is an intermediate operation</text:span></text:p>
                          </text:list-item>
                          <text:list-item>
                            <text:p><text:span text:style-name="T1">Usually return a new stream back</text:span></text:p>
                          </text:list-item>
                        </text:list>
                      </text:list-item>
                      <text:list-item>
                        <text:p><text:span text:style-name="T1">Reduce is a terminal operation – Might be a side effect (save tot he database) <text:s/>or a result </text:span></text:p>
                      </text:list-item>
                    </text:list>
                  </text:list-item>
                  <text:list-item>
                    <text:p text:style-name="P4"><text:span text:style-name="T1">lazy operation. <text:s/>Not executed until a terminal operation is called or Short Circuit Method <text:s/>cause the earlier intermediate methods to be processed only until the short circuit method can be evaluated.</text:span></text:p>
                    <text:list>
                      <text:list-item>
                        <text:p><text:span text:style-name="T1">few exceptions : flatmap https://jaxenter.com/java-8-streams-lazy-136183.html</text:span></text:p>
                      </text:list-item>
                    </text:list>
                  </text:list-item>
                  <text:list-item>
                    <text:p><text:span text:style-name="T1">Steams have intermediate operations and terminal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6">A stream carries values from a source to a pipeline.</text:span></text:p>
              </text:list-item>
              <text:list-item>
                <text:p text:style-name="P3"><text:span text:style-name="T6">Advantages</text:span></text:p>
                <text:list>
                  <text:list-item>
                    <text:p><text:span text:style-name="T6">More expressive : with a for loop we need to go deep into a data structure, but with a steam we can use filter and map</text:span></text:p>
                  </text:list-item>
                  <text:list-item>
                    <text:p><text:span text:style-name="T6">Paralleled</text:span></text:p>
                  </text:list-item>
                  <text:list-item>
                    <text:p><text:span text:style-name="T6">Lazy loading, streams create other streams and will not be proceed until terminal operations is called</text:span></text:p>
                    <text:list>
                      <text:list-item>
                        <text:p><text:span text:style-name="T6">Can be short circuited by using method findAn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6">Disadvantage</text:span></text:p>
                <text:list>
                  <text:list-item>
                    <text:p><text:span text:style-name="T6">Low thousands and below streams and for loops do not differ much</text:span></text:p>
                  </text:list-item>
                  <text:list-item>
                    <text:p><text:span text:style-name="T6">Parallel streams have to manage the thread life cycle and most of their time is their, usually sequential streams are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 Operators</text:p>
          </draw:text-box>
        </draw:frame>
        <draw:frame presentation:style-name="pr4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map is an intermediate stream that modifies each element in a collection </text:span></text:p>
                <text:list>
                  <text:list-item>
                    <text:p><text:span text:style-name="T7">map() is 1 to 1 Mapping </text:span></text:p>
                  </text:list-item>
                  <text:list-item>
                    <text:p><text:span text:style-name="T7">flatMap() is a one to many mapping</text:span></text:p>
                  </text:list-item>
                  <text:list-item>
                    <text:p><text:span text:style-name="T7">returns multiple objects of a single element</text:span></text:p>
                  </text:list-item>
                </text:list>
              </text:list-item>
              <text:list-item>
                <text:p text:style-name="P4"><text:span text:style-name="T7">Each function application produces a Stream then the Stream element are combined into a single stream</text:span></text:p>
                <text:list>
                  <text:list-item>
                    <text:p><text:span text:style-name="T7">Ex A company is a list of department this produces a Stream of all combined employees</text:span></text:p>
                  </text:list-item>
                  <text:list-item>
                    <text:p><text:span text:style-name="T7">company.stream().flatMap( (dept) → dept.employeeList().stream()).collect(Collectors.toList());</text:span></text:p>
                  </text:list-item>
                </text:list>
              </text:list-item>
              <text:list-item>
                <text:p text:style-name="P3"><text:span text:style-name="T7">Example</text:span></text:p>
                <text:list>
                  <text:list-item>
                    <text:p><text:span text:style-name="T7">List&lt;String&gt; javaVersionList = new ArrayList&lt;&gt;();</text:span></text:p>
                  </text:list-item>
                  <text:list-item>
                    <text:p><text:span text:style-name="T7">javaVersionList.add(“java 7”);</text:span></text:p>
                  </text:list-item>
                  <text:list-item>
                    <text:p><text:span text:style-name="T7">javaVersionList.add(“java 8”);</text:span></text:p>
                  </text:list-item>
                  <text:list-item>
                    <text:p><text:span text:style-name="T7">javaVersionList.add(“java 9”);</text:span></text:p>
                  </text:list-item>
                  <text:list-item>
                    <text:p><text:span text:style-name="T7">List&lt;String&gt; javaVersionUpperCaseList = javaVersionList.stream().map(javaVersion → javaVersion.toUpperCase() ).collectors.toList();</text:span></text:p>
                  </text:list-item>
                  <text:list-item>
                    <text:p><text:span text:style-name="T7">List&lt;String&gt; javaVersionUpperCaseList = javaVersionList.stream().</text:span></text:p>
                  </text:list-item>
                  <text:list-item>
                    <text:p><text:span text:style-name="T7">flatMap(javaVersion → Stream.of(javaVersion.toUpperCase, javaVersion..toLowerCase, javaVersion.concat(“ JFF”))).collectors.toList())</text:span></text:p>
                  </text:list-item>
                </text:list>
              </text:list-item>
              <text:list-item>
                <text:p text:style-name="P4"><text:span text:style-name="T7">// The output is three elements from the the flatMap for each item.</text:span></text:p>
              </text:list-item>
              <text:list-item>
                <text:p text:style-name="P3"><text:span text:style-name="T7">Filter – Produces a new Stream that contains only the element of the original test that pass a given test <text:s/></text:span></text:p>
              </text:list-item>
              <text:list-item>
                <text:p text:style-name="P4"><text:span text:style-name="T7">There is a similar method found in the list, but it delete all that al that fail the test</text:span></text:p>
              </text:list-item>
              <text:list-item>
                <text:p text:style-name="P4"><text:span text:style-name="T7">Example</text:span></text:p>
                <text:list>
                  <text:list-item>
                    <text:p><text:span text:style-name="T7">Stream.of(nums).filter( n → n % 2 == 0 )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How Streams Work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Stream defer most operations until a terminal operation</text:span></text:p>
              </text:list-item>
              <text:list-item>
                <text:p><text:span text:style-name="T7">Operations that appear to traverse Stream Multiple Times actually traverse it once</text:span></text:p>
                <text:list>
                  <text:list-item>
                    <text:p><text:span text:style-name="T7">Stream.map(someOp).filter(someTest).findFirst().get()</text:span></text:p>
                  </text:list-item>
                  <text:list-item>
                    <text:p><text:span text:style-name="T7">Does the map and filter options one element at a time</text:span></text:p>
                  </text:list-item>
                  <text:list-item>
                    <text:p><text:span text:style-name="T7">Continues only until first match on the filter test</text:span></text:p>
                    <text:list>
                      <text:list-item>
                        <text:p><text:span text:style-name="T7">Short Circuit → anyMatch, allMatch, noMatch, findFirst, findAny, limi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ethod Types</text:span></text:p>
                <text:list>
                  <text:list-item>
                    <text:p><text:span text:style-name="T7">Intermediate methods</text:span></text:p>
                    <text:list>
                      <text:list-item>
                        <text:p><text:span text:style-name="T7">These are metho0ds that produce other streams. <text:s/>These methods don’t get processed until there is some method is some terminal method called</text:span></text:p>
                      </text:list-item>
                    </text:list>
                  </text:list-item>
                  <text:list-item>
                    <text:p><text:span text:style-name="T7">Terminal Methods</text:span></text:p>
                    <text:list>
                      <text:list-item>
                        <text:p><text:span text:style-name="T7">After one of these methods is invoked, the Stream is considered consumed and no more operations can be performed on it</text:span></text:p>
                      </text:list-item>
                    </text:list>
                  </text:list-item>
                  <text:list-item>
                    <text:p><text:span text:style-name="T7">Short Circuit Methods</text:span></text:p>
                    <text:list>
                      <text:list-item>
                        <text:p><text:span text:style-name="T7">cause intermediate methods to be processed only until the short-circuit method an be evaluated</text:span></text:p>
                      </text:list-item>
                      <text:list-item>
                        <text:p><text:span text:style-name="T7">Can be intermediate ( limit, skip) or terminal ( findFirst, allMatch )</text:span></text:p>
                      </text:list-item>
                      <text:list-item>
                        <text:p><text:span text:style-name="T7">Only Filters until it finds the first match</text:span></text:p>
                      </text:list-item>
                      <text:list-item>
                        <text:p><text:span text:style-name="T7">Stream.of(someArray).filter(e -&gt; someTest(e)).findFirst().orElse(defaul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ow Streams Work</text:p>
          </draw:text-box>
        </draw:frame>
        <draw:frame presentation:style-name="pr6" draw:text-style-name="P8" draw:layer="layout" svg:width="26.286cm" svg:height="16.087cm" svg:x="1.4cm" svg:y="4.913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Stream.of(idArray).map(EmployeeUtils::findById).filter(e -&gt; e != null).filter(e -&gt; e.getSalary() &gt; 500_000).findFirst().orElse(null));</text:span></text:p>
                  </text:list-item>
                </text:list>
              </text:list-item>
              <text:list-item>
                <text:p><text:span text:style-name="T1">Apparent behavior</text:span></text:p>
                <text:list>
                  <text:list-item>
                    <text:p><text:span text:style-name="T1">findById on all,</text:span></text:p>
                  </text:list-item>
                  <text:list-item>
                    <text:p><text:span text:style-name="T1"><text:s/></text:span><text:span text:style-name="T1">check all for null,</text:span></text:p>
                  </text:list-item>
                  <text:list-item>
                    <text:p><text:span text:style-name="T1"><text:s/></text:span><text:span text:style-name="T1">call getSalary on all non-null (&amp; compare to $500K) on all remaining, </text:span></text:p>
                  </text:list-item>
                  <text:list-item>
                    <text:p><text:span text:style-name="T1">find first, </text:span></text:p>
                  </text:list-item>
                  <text:list-item>
                    <text:p><text:span text:style-name="T1">return it or null</text:span></text:p>
                  </text:list-item>
                </text:list>
              </text:list-item>
              <text:list-item>
                <text:p text:style-name="P3"><text:span text:style-name="T1">Actual behavior</text:span></text:p>
                <text:list>
                  <text:list-item>
                    <text:p><text:span text:style-name="T1">findById on first, </text:span></text:p>
                  </text:list-item>
                  <text:list-item>
                    <text:p><text:span text:style-name="T1">check it for null, </text:span></text:p>
                  </text:list-item>
                  <text:list-item>
                    <text:p><text:span text:style-name="T1">if pass, call getSalary, </text:span></text:p>
                  </text:list-item>
                  <text:list-item>
                    <text:p><text:span text:style-name="T1">if salary &gt; $500K, </text:span></text:p>
                  </text:list-item>
                  <text:list-item>
                    <text:p><text:span text:style-name="T1">return and done. </text:span></text:p>
                  </text:list-item>
                  <text:list-item>
                    <text:p><text:span text:style-name="T1">Repeat for second, etc if not found. </text:span></text:p>
                  </text:list-item>
                  <text:list-item>
                    <text:p><text:span text:style-name="T1">Return null if you get to the end and never got mat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Streams Limiting Stream Size, Sorting, Min, Max Distinct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limit(n) → returns a Stream of the first n elements</text:span></text:p>
                <text:list>
                  <text:list-item>
                    <text:p><text:span text:style-name="T1">short Circuit Operation </text:span></text:p>
                  </text:list-item>
                </text:list>
              </text:list-item>
              <text:list-item>
                <text:p><text:span text:style-name="T1">skip(n) returns a Stream starting with element ( throws away the first n elements ) </text:span></text:p>
              </text:list-item>
              <text:list-item>
                <text:p><text:span text:style-name="T1">sorted</text:span></text:p>
                <text:list>
                  <text:list-item>
                    <text:p><text:span text:style-name="T1">sorted with a Comparator works just like Arrays.sort</text:span></text:p>
                  </text:list-item>
                  <text:list-item>
                    <text:p><text:span text:style-name="T1">sorted with no arguments works only if the Stream element implement Comparable </text:span></text:p>
                  </text:list-item>
                  <text:list-item>
                    <text:p><text:span text:style-name="T1">sorting streams is more flexible than sorting array because you can do filter and mapping operations before and/or after</text:span></text:p>
                    <text:list>
                      <text:list-item>
                        <text:p><text:span text:style-name="T1">Note that inconsistency that method is called sorted not sort</text:span></text:p>
                      </text:list-item>
                    </text:list>
                  </text:list-item>
                  <text:list-item>
                    <text:p><text:span text:style-name="T1">example : empStream.sorted((e1, e2) -&gt; e1.getSalary() - e2.getSalary())</text:span></text:p>
                  </text:list-item>
                  <text:list-item>
                    <text:p><text:span text:style-name="T1">Doing limit or skip after sorting does not short-circuit in the same manner as in the previous section</text:span></text:p>
                    <text:list>
                      <text:list-item>
                        <text:p><text:span text:style-name="T1">The system does ot know which are the first or last element until after sorting</text:span></text:p>
                      </text:list-item>
                      <text:list-item>
                        <text:p><text:span text:style-name="T1">If the stream element implement Comparable you may omit the lambda and just someStream.sorted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n and max than to sort forward or backward then take first element</text:span></text:p>
                <text:list>
                  <text:list-item>
                    <text:p><text:span text:style-name="T1">empStream.max((e1, e2) -&gt; e1.getSalary() – e2.getSalary()).get()</text:span></text:p>
                  </text:list-item>
                  <text:list-item>
                    <text:p><text:span text:style-name="T1">min and max is Omage(1) and sorted is Omega( n log n)</text:span></text:p>
                  </text:list-item>
                </text:list>
              </text:list-item>
              <text:list-item>
                <text:p><text:span text:style-name="T1">distinct use equals as it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5.065cm" svg:x="1.4cm" svg:y="0.057cm" presentation:class="title" presentation:user-transformed="true">
          <draw:text-box>
            <text:p><text:span text:style-name="T8">Streams Limiting Stream Size, Sorting, Min, Max Distinct</text:span><text:span text:style-name="T8"><text:line-break/></text:span><text:span text:style-name="T9">Operations that check matches: allMatch, anyMatch, noneMatch, count</text:span>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st&lt;Employee&gt; emp3 = </text:span></text:p>
                    <text:list>
                      <text:list-item>
                        <text:p><text:span text:style-name="T1">sampleEmployee().sorted(Person::firstNameComparator)</text:span></text:p>
                        <text:list>
                          <text:list-item>
                            <text:p><text:span text:style-name="T1">.limit(2). collect(Collectors.toList())</text:span></text:p>
                          </text:list-item>
                        </text:list>
                      </text:list-item>
                      <text:list-item>
                        <text:p><text:span text:style-name="T1">limit2() does not limit the number of times firstNameCompar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perations that check matches: allMatch, anyMatch, noneMatch, count</text:span></text:p>
                <text:list>
                  <text:list-item>
                    <text:p><text:span text:style-name="T1">allMatch, anyMatch, NonMatch take a predicate and return a boolean</text:span></text:p>
                    <text:list>
                      <text:list-item>
                        <text:p><text:span text:style-name="T1">Stop processing once an answer can be determined</text:span></text:p>
                      </text:list-item>
                    </text:list>
                  </text:list-item>
                  <text:list-item>
                    <text:p><text:span text:style-name="T1">count returns the number <text:s/>of elements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A specialization of Steam makes it easier to deal with ints. <text:s/>Does not extend Stream but instead extends BaseStream on which Stream is built</text:span></text:p>
              </text:list-item>
              <text:list-item>
                <text:p><text:span text:style-name="T1">min, max,sum, average takes no arguments unlike the Stream that needs a Comparator</text:span></text:p>
              </text:list-item>
              <text:list-item>
                <text:p><text:span text:style-name="T1">Output as int[]</text:span></text:p>
              </text:list-item>
              <text:list-item>
                <text:p><text:span text:style-name="T1">Similar Interfaces : DoubleStream, LongStream</text:span></text:p>
              </text:list-item>
              <text:list-item>
                <text:p><text:span text:style-name="T1">Example : double totalCost = carList.stream().mapToDouble(Car::getPrice).sum()</text:span></text:p>
              </text:list-item>
              <text:list-item>
                <text:p><text:span text:style-name="T1">Example: int population - countryList.stream().filter(Utils:inRegion).mapToInt(Country::getPopulation).sum()</text:span></text:p>
              </text:list-item>
              <text:list-item>
                <text:p><text:span text:style-name="T1">Example: employeeList.stream().mapToDouble(Employee::salary).average().orElse(-1)</text:span></text:p>
              </text:list-item>
              <text:list-item>
                <text:p><text:span text:style-name="T1">regularStram.mapToInt – Assume that getAge returns an int. <text:s/></text:span></text:p>
                <text:list>
                  <text:list-item>
                    <text:p><text:span text:style-name="T1">Example produces an IntStream : personList.stream().mapToInt(Person::getAge)</text:span></text:p>
                  </text:list-item>
                </text:list>
              </text:list-item>
              <text:list-item>
                <text:p><text:span text:style-name="T1">IntSteram.of</text:span></text:p>
                <text:list>
                  <text:list-item>
                    <text:p><text:span text:style-name="T1">IntStream.of(int1, int2, int3),</text:span></text:p>
                  </text:list-item>
                  <text:list-item>
                    <text:p><text:span text:style-name="T1">IntStram.of(intArray) – Can also use Arrays.stream for this</text:span></text:p>
                  </text:list-item>
                </text:list>
              </text:list-item>
              <text:list-item>
                <text:p><text:span text:style-name="T1">IntStream.range, IntStream.rangeClosed → IntStram.range(5,10)</text:span></text:p>
              </text:list-item>
              <text:list-item>
                <text:p><text:span text:style-name="T1">Random.ints → new Random().ints().anyInstanceOfRandom.ints() – Can apply limit to amek a finit stre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Specific to Number Stream</text:span></text:p>
                <text:list>
                  <text:list-item>
                    <text:p><text:span text:style-name="T1">min(), max() : No arguments, but output is OptionalInt</text:span></text:p>
                  </text:list-item>
                  <text:list-item>
                    <text:p><text:span text:style-name="T1">sum(): No arguments output is int. <text:s/>Returns 0 for an empty int stream</text:span></text:p>
                  </text:list-item>
                  <text:list-item>
                    <text:p><text:span text:style-name="T1">average: No arguments output is OptionalDouble</text:span></text:p>
                  </text:list-item>
                  <text:list-item>
                    <text:p><text:span text:style-name="T1">toArray(): No arguments, output is int[]</text:span></text:p>
                    <text:list>
                      <text:list-item>
                        <text:p><text:span text:style-name="T1">Although building an int[] from an intStream is more convenient than building an Integer[] from a Stream&lt;Integer&gt; turning an IntStream into a List&lt;Stream&gt;</text:span></text:p>
                        <text:list>
                          <text:list-item>
                            <text:p><text:span text:style-name="T1">cannot do yourStream.collect(Collectors.toList(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ap, maToDouble, mapToObject-→ Function for the map must produce int</text:span></text:p>
                  </text:list-item>
                </text:list>
              </text:list-item>
              <text:list-item>
                <text:p><text:span text:style-name="T1">Specific to DoubleStream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Creating regularStream.mapToDouble</text:span></text:p>
                      </text:list-item>
                      <text:list-item>
                        <text:p><text:span text:style-name="T1">DoubleStream.of</text:span></text:p>
                      </text:list-item>
                      <text:list-item>
                        <text:p><text:span text:style-name="T1">SomeRandom.dou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Long Stream</text:span></text:p>
                <text:list>
                  <text:list-item>
                    <text:p><text:span text:style-name="T1">Creating – regularStream.mapToLong, LongStream.of, SomeRandom.longs</text:span></text:p>
                  </text:list-item>
                  <text:list-item>
                    <text:p><text:span text:style-name="T1">Methods : min, max, sum, average ( no args, output is long )</text:span></text:p>
                  </text:list-item>
                  <text:list-item>
                    <text:p><text:span text:style-name="T1">toArray( no args, output is long[])</text:span></text:p>
                  </text:list-item>
                  <text:list-item>
                    <text:p><text:span text:style-name="T1">Correct Incorrect Attempts at Making IntStream</text:span></text:p>
                    <text:list>
                      <text:list-item>
                        <text:p><text:span text:style-name="T1">Stream.of(1, 2, 3, 4) </text:span><text:span text:style-name="T1"><text:tab/></text:span><text:span text:style-name="T1"><text:tab/></text:span><text:span text:style-name="T1"><text:tab/></text:span><text:span text:style-name="T1"><text:tab/></text:span><text:span text:style-name="T1">// Builds Stream&lt;Integer&gt; not IntStream</text:span></text:p>
                      </text:list-item>
                      <text:list-item>
                        <text:p><text:span text:style-name="T1">Integer[] nums = { 1, 2, 3, 4 }; Stream.of(nums)</text:span><text:span text:style-name="T1"><text:tab/></text:span><text:span text:style-name="T1">// Builds Stream&lt;Integer&gt;, not IntStream</text:span></text:p>
                      </text:list-item>
                      <text:list-item>
                        <text:p><text:span text:style-name="T1">Stream.of( { 1,2,3,4} )</text:span><text:span text:style-name="T1"><text:tab/></text:span><text:span text:style-name="T1"><text:tab/></text:span><text:span text:style-name="T1"><text:tab/></text:span><text:span text:style-name="T1"><text:tab/></text:span><text:span text:style-name="T1">// Build Stream containing one element is an i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treams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allString.stream().</text:span></text:p>
                  </text:list-item>
                  <text:list-item>
                    <text:p><text:span text:style-name="T1">.filter( s → s.startsWith(“Ro”))</text:span></text:p>
                  </text:list-item>
                  <text:list-item>
                    <text:p><text:span text:style-name="T1">.map(String:to::lowerCase)</text:span></text:p>
                  </text:list-item>
                  <text:list-item>
                    <text:p><text:span text:style-name="T1">String::toLowerCase is a method Reference</text:span></text:p>
                  </text:list-item>
                  <text:list-item>
                    <text:p><text:span text:style-name="T1">.sorted()</text:span></text:p>
                  </text:list-item>
                  <text:list-item>
                    <text:p><text:span text:style-name="T1">.forEach(System.ou</text:span><text:span text:style-name="T10">t::</text:span><text:span text:style-name="T1">println)</text:span></text:p>
                  </text:list-item>
                </text:list>
              </text:list-item>
              <text:list-item>
                <text:p text:style-name="P4"><text:span text:style-name="T1">Given List&lt;Integer&gt; numberList</text:span></text:p>
                <text:list>
                  <text:list-item>
                    <text:p><text:span text:style-name="T1">List&lt;Integer&gt; numbers = numberList.stream().filter javaVersion → javaVersion % 2).collect(Collectors.toList());</text:span></text:p>
                  </text:list-item>
                </text:list>
              </text:list-item>
              <text:list-item>
                <text:p><text:span text:style-name="T1">Example of an infinite steam</text:span></text:p>
                <text:list>
                  <text:list-item>
                    <text:p><text:span text:style-name="T1">Stream&lt;Integer&gt; infiniteStream = Stream.iterate(0, i -&gt; i + 2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iven</text:span></text:p>
                  </text:list-item>
                  <text:list-item>
                    <text:p><text:span text:style-name="T1">List&lt;Integer&gt; collect = infiniteStream.limit(10).collect(Collectors.toList()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hen</text:span></text:p>
                  </text:list-item>
                  <text:list-item>
                    <text:p><text:span text:style-name="T1">assertEquals(collect, Arrays.asList(0, 2, 4, 6, 8, 10, 12, 14, 16, 18));</text:span><text:span text:style-name="T1"><text:tab/></text:span><text:span text:style-name="T1"><text:tab/></text:span><text:span text:style-name="T1"><text:tab/></text:span><text:span text:style-name="T1"><text:tab/></text:span><text:span text:style-name="T1">// The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3"><text:span text:style-name="T1">Operations</text:span></text:p>
                <text:list>
                  <text:list-item>
                    <text:p><text:span text:style-name="T1">stream() → Convert a collection to a Stream</text:span></text:p>
                  </text:list-item>
                  <text:list-item>
                    <text:p><text:span text:style-name="T1">Immediate: filter, limit, sorted, map, flatMap, peek</text:span></text:p>
                  </text:list-item>
                  <text:list-item>
                    <text:p><text:span text:style-name="T1">Terminal: collect, reduce, min, 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ay to make a stream </text:span></text:p>
                <text:list>
                  <text:list-item>
                    <text:p><text:span text:style-name="T1">of (Array of Objects) </text:span><text:span text:style-name="T1"><text:tab/></text:span><text:span text:style-name="T1"><text:tab/></text:span><text:span text:style-name="T1"><text:tab/></text:span><text:span text:style-name="T1"><text:tab/></text:span><text:span text:style-name="T1">// Not array of primitives</text:span></text:p>
                  </text:list-item>
                  <text:list-item>
                    <text:p><text:span text:style-name="T1">stream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herits from collection</text:span></text:p>
                  </text:list-item>
                  <text:list-item>
                    <text:p><text:span text:style-name="T1">Stream.generate(Supplier&lt;T&gt; s)</text:span><text:span text:style-name="T1"><text:tab/></text:span><text:span text:style-name="T1"><text:tab/></text:span><text:span text:style-name="T1"><text:tab/></text:span><text:span text:style-name="T1">// Have a function produce the values </text:span></text:p>
                  </text:list-item>
                  <text:list-item>
                    <text:p><text:span text:style-name="T1">Stream.of(val1, val2, …) </text:span><text:span text:style-name="T1"><text:tab/></text:span><text:span text:style-name="T1"><text:tab/></text:span><text:span text:style-name="T1"><text:tab/></text:span><text:span text:style-name="T1">// From Individual Values</text:span></text:p>
                  </text:list-item>
                  <text:list-item>
                    <text:p><text:span text:style-name="T1">SteamBuilder.build()</text:span><text:span text:style-name="T1"><text:tab/></text:span><text:span text:style-name="T1"><text:tab/></text:span><text:span text:style-name="T1"><text:tab/></text:span><text:span text:style-name="T1"><text:tab/></text:span><text:span text:style-name="T1">// Use the builder pattern ( add, accept)</text:span></text:p>
                  </text:list-item>
                  <text:list-item>
                    <text:p><text:span text:style-name="T1">String.chars, Stream.of(someString.split(…))</text:span><text:span text:style-name="T1"><text:tab/></text:span><text:span text:style-name="T1">// another example of the of operator</text:span></text:p>
                  </text:list-item>
                  <text:list-item>
                    <text:p><text:span text:style-name="T1">Stream.iterate( T seed, UnaryOpertor&lt;T&gt; f)</text:span><text:span text:style-name="T1"><text:tab/></text:span><text:span text:style-name="T1">// A seed which the value and then function to computer the value and continues on with new value</text:span></text:p>
                  </text:list-item>
                  <text:list-item>
                    <text:p><text:span text:style-name="T1">StreamBuild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s the elements to be added then call the build ( no more elements cannot be added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Java 9 – Stream Enhancements</text:p>
          </draw:text-box>
        </draw:frame>
        <draw:frame presentation:style-name="pr6" draw:text-style-name="P7" draw:layer="layout" svg:width="24.254cm" svg:height="14.391cm" svg:x="1.4cm" svg:y="4.913cm" presentation:class="outline" presentation:user-transformed="true">
          <draw:text-box>
            <text:list text:style-name="L2">
              <text:list-item>
                <text:p><text:span text:style-name="T6">takeWhile</text:span></text:p>
                <text:list>
                  <text:list-item>
                    <text:p><text:span text:style-name="T6">It will stop if condition false for any value</text:span></text:p>
                  </text:list-item>
                  <text:list-item>
                    <text:p><text:span text:style-name="T6">It may or may not take all values in the collection</text:span></text:p>
                  </text:list-item>
                </text:list>
              </text:list-item>
              <text:list-item>
                <text:p><text:span text:style-name="T6">dropWhile</text:span></text:p>
                <text:list>
                  <text:list-item>
                    <text:p><text:span text:style-name="T6">It will start if condition is false</text:span></text:p>
                  </text:list-item>
                </text:list>
              </text:list-item>
              <text:list-item>
                <text:p><text:span text:style-name="T6">ofNullable</text:span></text:p>
                <text:list>
                  <text:list-item>
                    <text:p><text:span text:style-name="T6">It prevents null pointer exception</text:span></text:p>
                  </text:list-item>
                </text:list>
              </text:list-item>
              <text:list-item>
                <text:p><text:span text:style-name="T6">Examples</text:span></text:p>
                <text:list>
                  <text:list-item>
                    <text:p><text:span text:style-name="T6">List&lt;Integer&gt; numbersList = Arrays.asList(50, 60, 80, 90, 40, 30);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50,60]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 80, 90, 40, 30 ]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List&lt;Integer&gt; nullList = null</text:span></text:p>
                  </text:list-item>
                  <text:list-item>
                    <text:p><text:span text:style-name="T6">Stream.ofNullable(nullList).collect(Collectors.toList(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[]</text:span></text:p>
                  </text:list-item>
                  <text:list-item>
                    <text:p><text:span text:style-name="T3">Stream.ofNullable(numbersList).collect(Collectors.toList())</text:span><text:span text:style-name="T3"><text:tab/></text:span><text:span text:style-name="T3">// [ </text:span><text:span text:style-name="T6">50, 60, 80, 90, 40, 30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Collectors</text:p>
          </draw:text-box>
        </draw:frame>
        <draw:frame presentation:style-name="pr6" draw:text-style-name="P8" draw:layer="layout" svg:width="25.524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someStream.collect(Collectors.toList() )</text:span></text:p>
              </text:list-item>
              <text:list-item>
                <text:p><text:span text:style-name="T1">someStream.toArray(EntryType[]::new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EntryType[] myArray = myStream.toArray(EntryType[]::new);</text:span></text:p>
                  </text:list-item>
                  <text:list-item>
                    <text:p><text:span text:style-name="T1">EntryType[] myArray = myStream.toArray(n → buildEmptyArray(n));</text:span><text:span text:style-name="T1"><text:tab/></text:span><text:span text:style-name="T1">// Lambda is an IntFunction that takes an int (size) as an argument 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n empty array that can be filled in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nyStream.collect(toList())</text:span></text:p>
                  </text:list-item>
                  <text:list-item>
                    <text:p><text:span text:style-name="T1">anyStream.collect(joining(delimiter)).toString()</text:span></text:p>
                  </text:list-item>
                  <text:list-item>
                    <text:p><text:span text:style-name="T1">AnyStream.collect(toCollection(CollectionType::new)</text:span></text:p>
                  </text:list-item>
                  <text:list-item>
                    <text:p><text:span text:style-name="T1">List&lt;Employee&gt; emps = ids.stream().map(EmployeeSamples::findGoogler).collect(Collectors.toList())</text:span></text:p>
                  </text:list-item>
                  <text:list-item>
                    <text:p><text:span text:style-name="T1">Ids.stream.map(EmployeeSamples::findGoogler).filter(e → e != null).map(Employee::getLastName).collect(Collectors.joining(“, “).toString()</text:span></text:p>
                  </text:list-item>
                </text:list>
              </text:list-item>
              <text:list-item>
                <text:p><text:span text:style-name="T1">StringJoiner class builds delimiter separated String with optional prefix and suffix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SomeStream.collect(Collectors.toSet())</text:span></text:p>
                  </text:list-item>
                  <text:list-item>
                    <text:p><text:span text:style-name="T1">SomeStream.collect(toCollection(TreeSet::new))</text:span></text:p>
                  </text:list-item>
                  <text:list-item>
                    <text:p><text:span text:style-name="T1">SomeStream.collect(toCollection(Stack::new))</text:span></text:p>
                  </text:list-item>
                  <text:list-item>
                    <text:p><text:span text:style-name="T1">Googleers.stream().map(Employee:getFirstName).collect(Collectors.toCollection(TreeSet::new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ors</text:p>
          </draw:text-box>
        </draw:frame>
        <draw:frame presentation:style-name="pr4" draw:text-style-name="P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articipationBy: Building Maps</text:span></text:p>
                <text:list>
                  <text:list-item>
                    <text:p><text:span text:style-name="T1">Provide a predicate and create two list of entries ( true, false)</text:span></text:p>
                  </text:list-item>
                  <text:list-item>
                    <text:p><text:span text:style-name="T1">Map&lt;Bolean&lt;List&lt;Employee&gt;&gt; oldTimerMap = employeeStream().collect(partitionBy(e→ e.getEmployeeId() &lt; 10).get(true)</text:span></text:p>
                  </text:list-item>
                  <text:list-item>
                    <text:p text:style-name="P4"><text:span text:style-name="T1">Map&lt;Bolean&lt;List&lt;Employee&gt;&gt; oldTimerMap = employeeStream().collect(partitionBy(e→ e.getEmployeeId() &lt; 10).get(false)</text:span></text:p>
                  </text:list-item>
                </text:list>
              </text:list-item>
              <text:list-item>
                <text:p><text:span text:style-name="T1">Grouping By</text:span></text:p>
                <text:list>
                  <text:list-item>
                    <text:p><text:span text:style-name="T1">Provide a function and it builds a map where each output value of the function maps to a List of entries that gave the value</text:span></text:p>
                  </text:list-item>
                  <text:list-item>
                    <text:p><text:span text:style-name="T1">Map&lt;Department, List&lt;&lt;Employee&gt;&gt; deptTable = employeeStream().collect(Collectors.groupingBy(Employee::getDepartment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Takes a Stream&lt;T&gt; and combine or compare the entries to produce a single value of Type T</text:span></text:p>
              </text:list-item>
              <text:list-item>
                <text:p><text:span text:style-name="T1">You start with a seed ( identity ) value, combine this value with the first entry of the Stream </text:span></text:p>
                <text:list>
                  <text:list-item>
                    <text:p><text:span text:style-name="T1">Combine the result with the second entry of the Stream and so</text:span></text:p>
                    <text:list>
                      <text:list-item>
                        <text:p><text:span text:style-name="T1">reduce is particularly with map or filter</text:span></text:p>
                      </text:list-item>
                      <text:list-item>
                        <text:p><text:span text:style-name="T1">Works properly with parallel streams if operator is associative and has no side effects</text:span></text:p>
                      </text:list-item>
                    </text:list>
                  </text:list-item>
                  <text:list-item>
                    <text:p><text:span text:style-name="T1">reduce( start, binaryOperator ) → Takes starter value and Binary Operator and returns result direclty</text:span></text:p>
                  </text:list-item>
                  <text:list-item>
                    <text:p><text:span text:style-name="T1">reduce(binaryOperator) → Takes binaryOperator with no starter, It starts by combining first 2 values with each, Returns as Optional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ums.strream().reduce(Double.MIN_VALUE, Double::max);</text:span></text:p>
                  </text:list-item>
                  <text:list-item>
                    <text:p><text:span text:style-name="T1">nums.stream()..reduce(1, (n1, n2) → n1 * n2)</text:span></text:p>
                  </text:list-item>
                  <text:list-item>
                    <text:p><text:span text:style-name="T1">letters.stream().reduce(“”, StringConcat)</text:span></text:p>
                    <text:list>
                      <text:list-item>
                        <text:p><text:span text:style-name="T1">The “” is start ( identity value ). <text:s/>It is combined with the first entry in the Stream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List &lt;String&gt; = Arrays.asList(“a”, “b”, “c”, “d”);</text:span></text:p>
                      </text:list-item>
                      <text:list-item>
                        <text:p><text:span text:style-name="T1">String concat = letters.stream().reduce(“”, String::concat); <text:s/>→ will print abcd</text:span></text:p>
                      </text:list-item>
                    </text:list>
                  </text:list-item>
                  <text:list-item>
                    <text:p><text:span text:style-name="T1">Example: letters.stream().reduce( “”, (s1,s2) → s2 + s1); </text:span><text:span text:style-name="T1"><text:tab/></text:span><text:span text:style-name="T1"><text:tab/></text:span><text:span text:style-name="T1"><text:tab/></text:span><text:span text:style-name="T1">// Reverse the order of the S1 and S2 in the concat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7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5">googlers.stream().mapToInt(Employee::getSalary).sum()</text:span></text:p>
                  </text:list-item>
                  <text:list-item>
                    <text:p><text:span text:style-name="T5">googlers.stream().map(Employee::getSalary).reduce(0, Integer::sum)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googlers.stream().mapToInt(Employee::getSalary).min().orElse(Integer.MAX_VALUE)</text:span><text:span text:style-name="T5"><text:tab/></text:span><text:span text:style-name="T5"><text:tab/></text:span><text:span text:style-name="T5"><text:tab/></text:span><text:span text:style-name="T5">// use min()</text:span></text:p>
                  </text:list-item>
                  <text:list-item>
                    <text:p><text:span text:style-name="T5">googlers.stream().map(Employee:getSalary).min ( n1, n2) → n1 - n2 ).orElse(Integer.MAX_VALUE)</text:span><text:span text:style-name="T5"><text:tab/></text:span><text:span text:style-name="T5">// min(comparator)</text:span></text:p>
                  </text:list-item>
                  <text:list-item>
                    <text:p><text:span text:style-name="T5">googlers.stream().map(Employee:getSalary).reduce(Integer.MAX_VALUE), Integer::min)</text:span><text:span text:style-name="T5"><text:tab/></text:span><text:span text:style-name="T5"><text:tab/></text:span><text:span text:style-name="T5"><text:tab/></text:span><text:span text:style-name="T5">// Use map then 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7" draw:layer="layout" svg:width="25.016cm" svg:height="14.729cm" svg:x="1.4cm" svg:y="4.913cm" presentation:class="outline" presentation:user-transformed="true">
          <draw:text-box>
            <text:list text:style-name="L2">
              <text:list-item>
                <text:p><text:span text:style-name="T6">SequentialStream <text:s/>→ stream()</text:span></text:p>
              </text:list-item>
              <text:list-item>
                <text:p><text:span text:style-name="T6">parallelStream → parallelStream()</text:span></text:p>
                <text:list>
                  <text:list-item>
                    <text:p><text:span text:style-name="T6">Often easier than explicit threads</text:span></text:p>
                  </text:list-item>
                  <text:list-item>
                    <text:p><text:span text:style-name="T6">Can used with minimal changes to serial code</text:span></text:p>
                  </text:list-item>
                  <text:list-item>
                    <text:p><text:span text:style-name="T6">Use Fork/Join</text:span></text:p>
                  </text:list-item>
                  <text:list-item>
                    <text:p><text:span text:style-name="T6">Are beneficial when you never wait for I/O</text:span></text:p>
                  </text:list-item>
                  <text:list-item>
                    <text:p><text:span text:style-name="T6">give more performance</text:span></text:p>
                  </text:list-item>
                  <text:list-item>
                    <text:p><text:span text:style-name="T6">Does this by using more hardware cores, so do not use on Single Core Computers</text:span></text:p>
                    <text:list>
                      <text:list-item>
                        <text:p><text:span text:style-name="T6">Have no benefit on single core computer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anyStream.parellal()</text:span></text:p>
                      </text:list-item>
                      <text:list-item>
                        <text:p><text:span text:style-name="T6">anyStream.pareallelStream() → shortcut for anyList.stream().parallel()</text:span></text:p>
                      </text:list-item>
                      <text:list-item>
                        <text:p><text:span text:style-name="T6">Int sum = IntStream.of(num).parallel().sum();</text:span></text:p>
                      </text:list-item>
                      <text:list-item>
                        <text:p><text:span text:style-name="T6">Explanation</text:span></text:p>
                        <text:list>
                          <text:list-item>
                            <text:p><text:span text:style-name="T6">Use fork/join framework internally ( see separate lecture )</text:span></text:p>
                          </text:list-item>
                          <text:list-item>
                            <text:p><text:span text:style-name="T6">have one thread per code</text:span></text:p>
                          </text:list-item>
                          <text:list-item>
                            <text:p><text:span text:style-name="T6">Are beneficial even when waitng for I/O</text:span></text:p>
                          </text:list-item>
                          <text:list-item>
                            <text:p><text:span text:style-name="T6">minimal changes to serial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ake a look at the following</text:span></text:p>
                <text:list>
                  <text:list-item>
                    <text:p><text:span text:style-name="T6">Duration.between(startTime,endTime)</text:span></text:p>
                  </text:list-item>
                  <text:list-item>
                    <text:p><text:span text:style-name="T6">Instance.n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Will you always get same answer in Parallel ( do some research )</text:span></text:p>
                <text:list>
                  <text:list-item>
                    <text:p><text:span text:style-name="T1">sorted, min, max</text:span></text:p>
                    <text:list>
                      <text:list-item>
                        <text:p><text:span text:style-name="T1">No</text:span></text:p>
                      </text:list-item>
                    </text:list>
                  </text:list-item>
                  <text:list-item>
                    <text:p><text:span text:style-name="T1">findFirst</text:span></text:p>
                    <text:list>
                      <text:list-item>
                        <text:p><text:span text:style-name="T1">No. <text:s/>Use findAny if you do not care</text:span></text:p>
                      </text:list-item>
                    </text:list>
                  </text:list-item>
                  <text:list-item>
                    <text:p><text:span text:style-name="T1">map, filter</text:span></text:p>
                    <text:list>
                      <text:list-item>
                        <text:p><text:span text:style-name="T1">No, but you do not care about what the stream looks like in intermediate stages. <text:s/>You only care about the intermediate operation</text:span></text:p>
                      </text:list-item>
                    </text:list>
                  </text:list-item>
                  <text:list-item>
                    <text:p><text:span text:style-name="T1">allMatch, anyMatch, <text:s/>noneMatch</text:span></text:p>
                    <text:list>
                      <text:list-item>
                        <text:p><text:span text:style-name="T1">Yes</text:span></text:p>
                      </text:list-item>
                    </text:list>
                  </text:list-item>
                  <text:list-item>
                    <text:p><text:span text:style-name="T1">sum and average are the same if IntStream and LongStream</text:span></text:p>
                    <text:list>
                      <text:list-item>
                        <text:p text:style-name="P11"><text:span text:style-name="T1">sum and average could be different if you DoubleStream. <text:s/>Reordering the additions could yield slightly different results due to round off err</text:span></text:p>
                      </text:list-item>
                    </text:list>
                  </text:list-item>
                  <text:list-item>
                    <text:p><text:span text:style-name="T1">reduce ( and sum and average)</text:span></text:p>
                    <text:list>
                      <text:list-item>
                        <text:p><text:span text:style-name="T1">It depends</text:span></text:p>
                      </text:list-item>
                      <text:list-item>
                        <text:p><text:span text:style-name="T1">reduce is the same </text:span></text:p>
                        <text:list>
                          <text:list-item>
                            <text:p><text:span text:style-name="T1">if no side effect on global data are preformed.</text:span></text:p>
                          </text:list-item>
                          <text:list-item>
                            <text:p><text:span text:style-name="T1">The combining associative ( where reodering the operations does not matte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inary Operator </text:span></text:p>
                    <text:list>
                      <text:list-item>
                        <text:p><text:span text:style-name="T1">should be stateless</text:span></text:p>
                        <text:list>
                          <text:list-item>
                            <text:p><text:span text:style-name="T1">Guaranteed if an explicit lambda is used</text:span></text:p>
                          </text:list-item>
                        </text:list>
                      </text:list-item>
                      <text:list-item>
                        <text:p><text:span text:style-name="T1">Operator does not modify global data</text:span></text:p>
                        <text:list>
                          <text:list-item>
                            <text:p><text:span text:style-name="T1">Do not modify data that is not passed into the lamd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Infinite Streams</text:p>
          </draw:text-box>
        </draw:frame>
        <draw:frame presentation:style-name="pr4" draw:text-style-name="P8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finite Streams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Streams.generte(value generator)</text:span></text:p>
                        <text:list>
                          <text:list-item>
                            <text:p><text:span text:style-name="T1">The Supplier is invoked each time the system needs a Stream element</text:span></text:p>
                          </text:list-item>
                        </text:list>
                      </text:list-item>
                      <text:list-item>
                        <text:p><text:span text:style-name="T1">Stream.iterate(initial value, valueTransformer)</text:span></text:p>
                      </text:list-item>
                    </text:list>
                  </text:list-item>
                  <text:list-item>
                    <text:p><text:span text:style-name="T1">Usage</text:span></text:p>
                    <text:list>
                      <text:list-item>
                        <text:p><text:span text:style-name="T1">The values are not not calculated</text:span></text:p>
                      </text:list-item>
                      <text:list-item>
                        <text:p><text:span text:style-name="T1">To avoid unterminated processing you must eventually use a size limiting operation like limit or findFirst</text:span></text:p>
                      </text:list-item>
                    </text:list>
                  </text:list-item>
                  <text:list-item>
                    <text:p><text:span text:style-name="T1">Example</text:span><text:span text:style-name="T1"><text:tab/></text:span><text:span text:style-name="T1">List&lt;Employee&gt; emps = Stream.generate( () → randomEmployee()).limit(someRuntimeValue).collect(Collectors.to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Higher Order Functions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round = Math::rint</text:span></text:p>
                  </text:list-item>
                  <text:list-item>
                    <text:p><text:span text:style-name="T1">transform( nums, round.compose(Math:sqrt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anform(nums, Math::rint.compose(Math::sqrt))</text:span></text:p>
                  </text:list-item>
                </text:list>
              </text:list-item>
              <text:list-item>
                <text:p><text:span text:style-name="T1">First one works and the second one does not</text:span></text:p>
                <text:list>
                  <text:list-item>
                    <text:p><text:span text:style-name="T1">Math:rint does not have at type until it is assigned to a variable or passed to a method</text:span></text:p>
                  </text:list-item>
                  <text:list-item>
                    <text:p><text:span text:style-name="T1">Any interface that has <text:s/>a SAM methods that can take two doubles could be a target for Math::rint</text:span></text:p>
                  </text:list-item>
                  <text:list-item>
                    <text:p><text:span text:style-name="T1">But other interfaces do not have compose method</text:span></text:p>
                  </text:list-item>
                </text:list>
              </text:list-item>
              <text:list-item>
                <text:p><text:span text:style-name="T1">Method from Consumer</text:span></text:p>
                <text:list>
                  <text:list-item>
                    <text:p><text:span text:style-name="T1">andThen --f1.andThen(f2) produces a Consumer that first passes argument to f1 and then passes argument to f2</text:span></text:p>
                  </text:list-item>
                  <text:list-item>
                    <text:p><text:span text:style-name="T1">Differences between andThen of Consumer and of function</text:span></text:p>
                    <text:list>
                      <text:list-item>
                        <text:p><text:span text:style-name="T1">With andThen from Consumer, the argument is passes to the accept method of f1, then that same argument is passed to the accept method of f2</text:span></text:p>
                      </text:list-item>
                      <text:list-item>
                        <text:p><text:span text:style-name="T1">With andThen from Function, the argument is passed to the apply method of f1, then the result of apply is passed to the apply method of f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mparator has a thenComparing so you can compare multiple sorting criter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2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1">Parallel reduce: No Global Data</text:span></text:p>
                        <text:list>
                          <text:list-item>
                            <text:p><text:span text:style-name="T11">binary operator itself should be stateless</text:span></text:p>
                            <text:list>
                              <text:list-item>
                                <text:p><text:span text:style-name="T11">Guaranteed if an explicit lambda is used, but not guaranteed if you directly build an instance of a class that implements BinaryOperator or if you use a method reference that refers to a stateful class</text:span></text:p>
                              </text:list-item>
                            </text:list>
                          </text:list-item>
                          <text:list-item>
                            <text:p><text:span text:style-name="T11">operator does not modify glboal data</text:span></text:p>
                            <text:list>
                              <text:list-item>
                                <text:p><text:span text:style-name="T11">The body of a lambda is allowed to mutate instance variables of the surrounding class or call setter methods that modify instance variables. <text:s/>There is no guarantee that parallel reduce will be saf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1">Parallel reduce: Associative Operation → ( a op b ) op c == a op ( b op c )</text:span></text:p>
                        <text:list>
                          <text:list-item>
                            <text:p><text:span text:style-name="T11">Division or Subtraction are not associative</text:span></text:p>
                          </text:list-item>
                          <text:list-item>
                            <text:p><text:span text:style-name="T11">Addition or multiplication of ints ,b double may have a slightly different result if doules i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text-style-name="P13" draw:layer="layout" svg:width="25.199cm" svg:height="4.405cm" svg:x="1.725cm" svg:y="0.674cm" presentation:class="title" presentation:user-transformed="true">
          <draw:text-box>
            <text:p><text:span text:style-name="T12">Predefined Functional Interface</text:span><text:span text:style-name="T12"><text:line-break/></text:span><text:span text:style-name="T12">Predefined Function Interface – Function(andThen &amp; compose )</text:span></text:p>
          </draw:text-box>
        </draw:frame>
        <draw:frame presentation:style-name="pr6" draw:text-style-name="P7" draw:layer="layout" svg:width="25.27cm" svg:height="15.407cm" svg:x="1.4cm" svg:y="5.252cm" presentation:class="outline" presentation:user-transformed="true">
          <draw:text-box>
            <text:list text:style-name="L2">
              <text:list-item>
                <text:p><text:span text:style-name="T6">For Single Input/Single Output the the Function&lt;T,U&gt; form the java.util.function class</text:span></text:p>
                <text:list>
                  <text:list-item>
                    <text:p><text:span text:style-name="T6">has one function function.apply</text:span></text:p>
                  </text:list-item>
                </text:list>
              </text:list-item>
              <text:list-item>
                <text:p><text:span text:style-name="T6">andThen</text:span></text:p>
                <text:list>
                  <text:list-item>
                    <text:p><text:span text:style-name="T6">Method 1 is input to Method 2</text:span></text:p>
                  </text:list-item>
                </text:list>
              </text:list-item>
              <text:list-item>
                <text:p><text:span text:style-name="T6">compose</text:span></text:p>
                <text:list>
                  <text:list-item>
                    <text:p><text:span text:style-name="T6">Method 2 is input to method 1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String static void main(String args[]) {</text:span></text:p>
                        <text:list>
                          <text:list-item>
                            <text:p><text:span text:style-name="T6">Function&lt;String, String&gt; function = s→ s.toUpperCase();</text:span></text:p>
                          </text:list-item>
                          <text:list-item>
                            <text:p><text:span text:style-name="T6">Function&lt;String, String&gt; function2 = s → s + “ World”;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>System.out.println(“Output of function1 : “ + function1.apply(“Hello”))</text:span></text:p>
                          </text:list-item>
                          <text:list-item>
                            <text:p><text:span text:style-name="T6">System.out.println(“andThen Output : “ + function1.andThen(function2).apply(“Hello”); <text:s/>// To hello apply function 1 then function 2</text:span></text:p>
                          </text:list-item>
                          <text:list-item>
                            <text:p text:style-name="P14"><text:span text:style-name="T6">System.out.println(“andThen Output : “ + function1.compose(function2).apply(“Hello”); <text:s/>// To hello apply function 2 then function 1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1DT19H44M47S</meta:editing-duration>
    <meta:editing-cycles>92</meta:editing-cycles>
    <meta:generator>LibreOffice/6.3.4.2$MacOSX_X86_64 LibreOffice_project/60da17e045e08f1793c57c00ba83cdfce946d0aa</meta:generator>
    <dc:date>2023-09-05T19:51:38.754624798</dc:date>
    <meta:document-statistic meta:object-count="149"/>
  </office:meta>
</office:document-meta>
</file>